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1ce" officeooo:paragraph-rsid="0012e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ranjito el tata de Monch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2T09:41:21.683485334</meta:creation-date>
    <dc:date>2020-03-12T09:43:09.303894946</dc:date>
    <meta:editing-duration>PT1M48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6.3.4.2.0$Linux_X86_64 LibreOffice_project/1e2df71cb6a569bbaaffb70308950743964880ae</meta:generator>
  </office:meta>
</office:document-meta>
</file>